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ckableStackTracesTest.verifyTheMock( int times ,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bleStackTracesTest.shouldShowActualAndExpectedWhenArgumentsAreDiffe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ckableStackTracesTest.callMethodOnMock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